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left="1.475in" fo:text-indent="0.4916in">
        <style:tab-stops/>
      </style:paragraph-properties>
    </style:style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</office:automatic-styles>
  <office:body>
    <office:text text:use-soft-page-breaks="true">
      <text:p text:style-name="P1"><text:s text:c="13"/><text:tab/><text:tab/><text:tab/><text:tab/><text:tab/>Examen CSARP</text:p>
      <text:p text:style-name="P2">Sujet : Gestion d’une pharmacie</text:p>
      <text:p text:style-name="Normal">Liste et description des fonctionnalités</text:p>
      <text:list text:style-name="LFO1" text:continue-numbering="true">
        <text:list-item>
          <text:p text:style-name="P3">Gestion de stock :<text:s/>Le programme peut permettre de suivre les niveaux de stock des médicaments, de générer des alertes lorsque les stocks sont bas et de commander de nouveaux médicaments si nécessaires.</text:p>
        </text:list-item>
        <text:list-item>
          <text:p text:style-name="P4">Gestion des patients :<text:s/>Le programme peut permettre d'enregistrer les informations des patients, telles que leurs coordonnées, leurs ordonnances et leur historique médical. Il peut également générer des rappels pour les renouvellements d'ordonnances</text:p>
        </text:list-item>
        <text:list-item>
          <text:p text:style-name="P5">Gestion des médicaments :<text:s/>permet d'effectuer différentes opérations liées à la gestion du stock de médicaments dans une pharmacie</text:p>
        </text:list-item>
        <text:list-item>
          <text:p text:style-name="P6">Gestion des factures :<text:s/>générer des factures pour les patients en fonction des médicaments prescrits dans leurs ordonnances.</text:p>
        </text:list-item>
        <text:list-item>
          <text:p text:style-name="P7">Gestion des ordonnances :<text:s/>permet de créer, ajouter et consulter les ordonnances médicales pour les patient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bkar saleh bichara</meta:initial-creator>
    <dc:creator>abkar saleh bichara</dc:creator>
    <meta:creation-date>2023-06-14T08:02:00Z</meta:creation-date>
    <dc:date>2023-06-14T10:53:00Z</dc:date>
    <meta:template xlink:href="Normal" xlink:type="simple"/>
    <meta:editing-cycles>1</meta:editing-cycles>
    <meta:editing-duration>PT10260S</meta:editing-duration>
    <meta:document-statistic meta:page-count="1" meta:paragraph-count="1" meta:word-count="141" meta:character-count="917" meta:row-count="6" meta:non-whitespace-character-count="777"/>
  </office:meta>
</office:document-meta>
</file>